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ýchozí-title">
      <style:graphic-properties fo:min-height="3.506cm"/>
    </style:style>
    <style:style style:name="pr2" style:family="presentation" style:parent-style-name="Výchozí-subtitle">
      <style:graphic-properties draw:fill-color="#ffffff" fo:min-height="12.179cm"/>
    </style:style>
    <style:style style:name="pr3" style:family="presentation" style:parent-style-name="Výchozí-notes">
      <style:graphic-properties draw:fill-color="#ffffff" fo:min-height="13.364cm"/>
    </style:style>
    <style:style style:name="pr4" style:family="presentation" style:parent-style-name="Výchozí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draw:frame presentation:style-name="pr1" draw:layer="layout" svg:width="25.199cm" svg:height="3.506cm" svg:x="1.4cm" svg:y="0.837cm" presentation:class="title">
          <draw:text-box>
            <text:p>20. 7. 2016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Aktuální výsledk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dy výstupu s testovacím VCF</text:p>
                <text:list>
                  <text:list-item>
                    <text:p>Indely: 895 / 1001</text:p>
                  </text:list-item>
                  <text:list-item>
                    <text:p>Nahrazení: 10 / 10</text:p>
                  </text:list-item>
                  <text:list-item>
                    <text:p>Jednobázové modifikace: 1 / 4</text:p>
                  </text:list-item>
                </text:list>
              </text:list-item>
              <text:list-item>
                <text:p>Shody testovacího VCF s výstupem</text:p>
                <text:list>
                  <text:list-item>
                    <text:p>Indely: 704 / 781</text:p>
                  </text:list-item>
                  <text:list-item>
                    <text:p>Nahrazení: 17 / 513</text:p>
                  </text:list-item>
                  <text:list-item>
                    <text:p>Jednobázové modifikace: 4 / 35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Další změny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Optimalizace struktury grafu</text:p>
                <text:list>
                  <text:list-item>
                    <text:p>Bohužel vliv zejména na simulovaná data</text:p>
                    <text:list>
                      <text:list-item>
                        <text:p>Zlepšení z 1800 / 100k na 538 / 100k testů</text:p>
                      </text:list-item>
                      <text:list-item>
                        <text:p>Na reálných datech pozorováno možná trochu zhoršení (může být ale způsobeno opravami v programu pro porovnávání VCF)</text:p>
                      </text:list-item>
                    </text:list>
                  </text:list-item>
                </text:list>
              </text:list-item>
              <text:list-item>
                <text:p>Při identifikaci variant se nedělá alignment</text:p>
                <text:list>
                  <text:list-item>
                    <text:p>Varianty se zatím reportují jenom z hran, které vznikly kontrakcí bublin (tzn. Vedou přes ně dvě možné sekvence, z toho jedna referenční)</text:p>
                  </text:list-item>
                  <text:list-item>
                    <text:p>Tyto hrany jsou obvykle dost krátké na to, aby se vyplatilo zarovnáv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Opravy readů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dstraňování hran pokrytých méně než t ready zřejmě nestačí</text:p>
              </text:list-item>
              <text:list-item>
                <text:p>Zatím implementovaná „metoda“ založená příliš na pozici readů</text:p>
                <text:list>
                  <text:list-item>
                    <text:p>Na frekvenci k-merů má požadovaný, ale příliš malý efekt</text:p>
                  </text:list-item>
                  <text:list-item>
                    <text:p>Bude třeba zkusit některou z reálně používaných met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0T14:33:35.577000000</meta:creation-date>
    <dc:date>2016-07-20T14:57:12.551000000</dc:date>
    <meta:editing-duration>PT23M31S</meta:editing-duration>
    <meta:editing-cycles>12</meta:editing-cycles>
    <meta:generator>LibreOffice/5.0.2.2$Windows_x86 LibreOffice_project/37b43f919e4de5eeaca9b9755ed688758a8251fe</meta:generator>
    <meta:document-statistic meta:object-count="37"/>
  </office:meta>
</office:document-meta>
</file>